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bb7c" officeooo:paragraph-rsid="000bbb7c"/>
    </style:style>
    <style:style style:name="P2" style:family="paragraph" style:parent-style-name="Standard">
      <style:paragraph-properties fo:text-align="start" style:justify-single-word="false"/>
      <style:text-properties officeooo:rsid="000bbb7c" officeooo:paragraph-rsid="000bbb7c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bbb7c" officeooo:paragraph-rsid="000bbb7c" style:font-weight-asian="bold" style:font-weight-complex="bold"/>
    </style:style>
    <style:style style:name="P4" style:family="paragraph" style:parent-style-name="Standard">
      <style:paragraph-properties style:line-height-at-least="0.2398in"/>
      <style:text-properties fo:color="#d4d4d4" style:font-name="Droid Sans Mono" fo:font-size="12.75pt" fo:font-weight="normal" fo:background-color="#1e1e1e"/>
    </style:style>
    <style:style style:name="P5" style:family="paragraph" style:parent-style-name="Standard">
      <style:paragraph-properties fo:text-align="start" style:justify-single-word="false"/>
      <style:text-properties fo:color="#d4d4d4" style:font-name="Droid Sans Mono" fo:font-size="12.75pt" fo:font-weight="normal" officeooo:rsid="000bbb7c" officeooo:paragraph-rsid="000bbb7c" fo:background-color="#1e1e1e"/>
    </style:style>
    <style:style style:name="P6" style:family="paragraph" style:parent-style-name="Standard">
      <style:paragraph-properties style:line-height-at-least="0.2398in"/>
    </style:style>
    <style:style style:name="P7" style:family="paragraph" style:parent-style-name="Standard">
      <style:paragraph-properties fo:margin-top="0in" fo:margin-bottom="0.1965in" loext:contextual-spacing="false" style:line-height-at-least="0.2398in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586c0"/>
    </style:style>
    <style:style style:name="T5" style:family="text">
      <style:text-properties fo:color="#dcdcaa"/>
    </style:style>
    <style:style style:name="T6" style:family="text">
      <style:text-properties fo:color="#ce9178"/>
    </style:style>
    <style:style style:name="T7" style:family="text">
      <style:text-properties fo:color="#d7ba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-26 (Router Object)</text:p>
      <text:p text:style-name="P2"/>
      <text:p text:style-name="P2"/>
      <text:p text:style-name="P2">Router object holo page refresh na kore just component load korano .</text:p>
      <text:p text:style-name="P2"/>
      <text:p text:style-name="P3">Profile.vue</text:p>
      <text:p text:style-name="P2"/>
      <text:p text:style-name="P2"/>
      <text:p text:style-name="P5"><text:span text:style-name="T1">&lt;</text:span><text:span text:style-name="T2">template</text:span><text:span text:style-name="T1">&gt;</text:span></text:p>
      <text:p text:style-name="P4"><text:span text:style-name="T1">&lt;</text:span><text:span text:style-name="T2">h3</text:span><text:span text:style-name="T1">&gt;</text:span>Profile {{ <text:span text:style-name="T3">userId</text:span> }}<text:span text:style-name="T1">&lt;/</text:span><text:span text:style-name="T2">h3</text:span><text:span text:style-name="T1">&gt;</text:span></text:p>
      <text:p text:style-name="P4"><text:span text:style-name="T1">&lt;/</text:span><text:span text:style-name="T2">template</text:span><text:span text:style-name="T1">&gt;</text:span></text:p>
      <text:p text:style-name="P7"/>
      <text:p text:style-name="P4"><text:span text:style-name="T1">&lt;</text:span><text:span text:style-name="T2">script</text:span><text:span text:style-name="T1">&gt;</text:span></text:p>
      <text:p text:style-name="P4"><text:span text:style-name="T4">export</text:span> <text:span text:style-name="T4">default</text:span> {</text:p>
      <text:p text:style-name="P4"><text:span text:style-name="T5">data</text:span>(){</text:p>
      <text:p text:style-name="P4"><text:span text:style-name="T4">return</text:span>{</text:p>
      <text:p text:style-name="P4"><text:span text:style-name="T3">userId:</text:span> <text:span text:style-name="T2">this</text:span>.<text:span text:style-name="T3">$route</text:span>.<text:span text:style-name="T3">params</text:span>.<text:span text:style-name="T3">user_id</text:span></text:p>
      <text:p text:style-name="P4">}</text:p>
      <text:p text:style-name="P4">},</text:p>
      <text:p text:style-name="P4"><text:span text:style-name="T3">methods:</text:span>{</text:p>
      <text:p text:style-name="P6"/>
      <text:p text:style-name="P4"><text:span text:style-name="T5">updateId</text:span>(){</text:p>
      <text:p text:style-name="P4"><text:span text:style-name="T2">this</text:span>.<text:span text:style-name="T3">userId</text:span> = <text:span text:style-name="T2">this</text:span>.<text:span text:style-name="T3">$route</text:span>.<text:span text:style-name="T3">params</text:span>.<text:span text:style-name="T3">user_id</text:span></text:p>
      <text:p text:style-name="P4">},</text:p>
      <text:p text:style-name="P4">},</text:p>
      <text:p text:style-name="P4"><text:span text:style-name="T3">watch:</text:span>{</text:p>
      <text:p text:style-name="P4"><text:span text:style-name="T3">$route:</text:span> <text:span text:style-name="T6">'updateId'</text:span></text:p>
      <text:p text:style-name="P4">}</text:p>
      <text:p text:style-name="P4">}</text:p>
      <text:p text:style-name="P4"><text:span text:style-name="T1">&lt;/</text:span><text:span text:style-name="T2">script</text:span><text:span text:style-name="T1">&gt;</text:span></text:p>
      <text:p text:style-name="P7"/>
      <text:p text:style-name="P4"><text:span text:style-name="T1">&lt;</text:span><text:span text:style-name="T2">style</text:span> <text:span text:style-name="T3">scoped</text:span><text:span text:style-name="T1">&gt;</text:span></text:p>
      <text:p text:style-name="P4"><text:span text:style-name="T7">h3</text:span>{</text:p>
      <text:p text:style-name="P4"><text:span text:style-name="T3">color</text:span>:<text:span text:style-name="T6">orange</text:span>;</text:p>
      <text:p text:style-name="P4">}</text:p>
      <text:p text:style-name="P4"><text:span text:style-name="T1">&lt;/</text:span><text:span text:style-name="T2">style</text:span><text:span text:style-name="T1">&gt;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7:45:25.470539833</meta:creation-date>
    <dc:date>2020-04-22T17:47:42.788898729</dc:date>
    <meta:editing-duration>PT2M24S</meta:editing-duration>
    <meta:editing-cycles>1</meta:editing-cycles>
    <meta:document-statistic meta:table-count="0" meta:image-count="0" meta:object-count="0" meta:page-count="1" meta:paragraph-count="28" meta:word-count="51" meta:character-count="364" meta:non-whitespace-character-count="341"/>
    <meta:generator>LibreOffice/6.0.7.3$Linux_X86_64 LibreOffice_project/00m0$Build-3</meta:generator>
  </office:meta>
</office:document-meta>
</file>